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181in"/>
    </style:style>
    <style:style style:name="co3" style:family="table-column">
      <style:table-column-properties fo:break-before="auto" style:column-width="1.128in"/>
    </style:style>
    <style:style style:name="co4" style:family="table-column">
      <style:table-column-properties fo:break-before="auto" style:column-width="1.8008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English</text:p>
          </table:table-cell>
          <table:table-cell office:value-type="string">
            <text:p>Chinese</text:p>
          </table:table-cell>
          <table:table-cell office:value-type="string">
            <text:p>Pinyin</text:p>
          </table:table-cell>
        </table:table-row>
        <table:table-row table:style-name="ro2">
          <table:table-cell table:formula="oooc:==CONCATENATE(&quot;AA&quot;;CELL(&quot;row&quot;))" office:value-type="string" office:string-value="AA2">
            <text:p>AA2</text:p>
          </table:table-cell>
          <table:table-cell office:value-type="string">
            <text:p>Hello</text:p>
          </table:table-cell>
          <table:table-cell office:value-type="string">
            <text:p>你好</text:p>
          </table:table-cell>
          <table:table-cell table:style-name="ce1" office:value-type="string">
            <text:p>Nǐ hǎo</text:p>
          </table:table-cell>
        </table:table-row>
        <table:table-row table:style-name="ro3">
          <table:table-cell table:formula="oooc:==CONCATENATE(&quot;AA&quot;;CELL(&quot;row&quot;))" office:value-type="string" office:string-value="AA3">
            <text:p>AA3</text:p>
          </table:table-cell>
          <table:table-cell office:value-type="string">
            <text:p>How are you?</text:p>
          </table:table-cell>
          <table:table-cell table:style-name="ce1" office:value-type="string">
            <text:p>你怎么样</text:p>
          </table:table-cell>
          <table:table-cell table:style-name="ce1" office:value-type="string">
            <text:p>Nǐ zěnme yàng</text:p>
          </table:table-cell>
        </table:table-row>
        <table:table-row table:style-name="ro2">
          <table:table-cell table:formula="oooc:==CONCATENATE(&quot;AA&quot;;CELL(&quot;row&quot;))" office:value-type="string" office:string-value="AA4">
            <text:p>AA4</text:p>
          </table:table-cell>
          <table:table-cell office:value-type="string">
            <text:p>Nice to meet</text:p>
          </table:table-cell>
          <table:table-cell table:style-name="ce1" office:value-type="string">
            <text:p>幸会</text:p>
          </table:table-cell>
          <table:table-cell table:style-name="ce1" office:value-type="string">
            <text:p>Xì huì</text:p>
          </table:table-cell>
        </table:table-row>
        <table:table-row table:style-name="ro2">
          <table:table-cell table:formula="oooc:==CONCATENATE(&quot;AA&quot;;CELL(&quot;row&quot;))" office:value-type="string" office:string-value="AA5">
            <text:p>AA5</text:p>
          </table:table-cell>
          <table:table-cell office:value-type="string">
            <text:p>Good morning</text:p>
          </table:table-cell>
          <table:table-cell table:style-name="ce1" office:value-type="string">
            <text:p>早上好</text:p>
          </table:table-cell>
          <table:table-cell table:style-name="ce1" office:value-type="string">
            <text:p>Zǎoshàng hǎo</text:p>
          </table:table-cell>
        </table:table-row>
        <table:table-row table:style-name="ro2">
          <table:table-cell table:formula="oooc:==CONCATENATE(&quot;AA&quot;;CELL(&quot;row&quot;))" office:value-type="string" office:string-value="AA6">
            <text:p>AA6</text:p>
          </table:table-cell>
          <table:table-cell office:value-type="string">
            <text:p>Good afternoon</text:p>
          </table:table-cell>
          <table:table-cell table:style-name="ce1" office:value-type="string">
            <text:p>下午好</text:p>
          </table:table-cell>
          <table:table-cell table:style-name="ce1" office:value-type="string">
            <text:p>Xiàwǔ</text:p>
          </table:table-cell>
        </table:table-row>
        <table:table-row table:style-name="ro3">
          <table:table-cell table:formula="oooc:==CONCATENATE(&quot;AA&quot;;CELL(&quot;row&quot;))" office:value-type="string" office:string-value="AA7">
            <text:p>AA7</text:p>
          </table:table-cell>
          <table:table-cell office:value-type="string">
            <text:p>Good night</text:p>
          </table:table-cell>
          <table:table-cell table:style-name="ce1" office:value-type="string">
            <text:p>晚上好</text:p>
          </table:table-cell>
          <table:table-cell table:style-name="ce1" office:value-type="string">
            <text:p>Wǎnshàng hǎo</text:p>
          </table:table-cell>
        </table:table-row>
        <table:table-row table:style-name="ro2">
          <table:table-cell table:formula="oooc:==CONCATENATE(&quot;AA&quot;;CELL(&quot;row&quot;))" office:value-type="string" office:string-value="AA8">
            <text:p>AA8</text:p>
          </table:table-cell>
          <table:table-cell office:value-type="string">
            <text:p>Goodbye</text:p>
          </table:table-cell>
          <table:table-cell table:style-name="ce1" office:value-type="string">
            <text:p>再见</text:p>
          </table:table-cell>
          <table:table-cell table:style-name="ce1" office:value-type="string">
            <text:p>Zàijiàn</text:p>
          </table:table-cell>
        </table:table-row>
        <table:table-row table:style-name="ro2">
          <table:table-cell table:formula="oooc:==CONCATENATE(&quot;AA&quot;;CELL(&quot;row&quot;))" office:value-type="string" office:string-value="AA9">
            <text:p>AA9</text:p>
          </table:table-cell>
          <table:table-cell office:value-type="string">
            <text:p>See you tomorrow</text:p>
          </table:table-cell>
          <table:table-cell table:style-name="ce1" office:value-type="string">
            <text:p>明天见</text:p>
          </table:table-cell>
          <table:table-cell table:style-name="ce1" office:value-type="string">
            <text:p>Míngtiān jiàn</text:p>
          </table:table-cell>
        </table:table-row>
        <table:table-row table:style-name="ro2">
          <table:table-cell table:formula="oooc:==CONCATENATE(&quot;AA&quot;;CELL(&quot;row&quot;))" office:value-type="string" office:string-value="AA10">
            <text:p>AA10</text:p>
          </table:table-cell>
          <table:table-cell office:value-type="string">
            <text:p>see you later</text:p>
          </table:table-cell>
          <table:table-cell table:style-name="ce1" office:value-type="string">
            <text:p>回头见</text:p>
          </table:table-cell>
          <table:table-cell table:style-name="ce1" office:value-type="string">
            <text:p>Huítóujiàn</text:p>
          </table:table-cell>
        </table:table-row>
        <table:table-row table:style-name="ro2">
          <table:table-cell table:formula="oooc:==CONCATENATE(&quot;AA&quot;;CELL(&quot;row&quot;))" office:value-type="string" office:string-value="AA11">
            <text:p>AA11</text:p>
          </table:table-cell>
          <table:table-cell office:value-type="string">
            <text:p>We'll meet again</text:p>
          </table:table-cell>
          <table:table-cell table:style-name="ce1" office:value-type="string">
            <text:p>再会</text:p>
          </table:table-cell>
          <table:table-cell table:style-name="ce1" office:value-type="string">
            <text:p>Zàihuì</text:p>
          </table:table-cell>
        </table:table-row>
        <table:table-row table:style-name="ro2">
          <table:table-cell table:formula="oooc:==CONCATENATE(&quot;AA&quot;;CELL(&quot;row&quot;))" office:value-type="string" office:string-value="AA12">
            <text:p>AA12</text:p>
          </table:table-cell>
          <table:table-cell office:value-type="string">
            <text:p>I have to go</text:p>
          </table:table-cell>
          <table:table-cell table:style-name="ce1" office:value-type="string">
            <text:p>我必须走了</text:p>
          </table:table-cell>
          <table:table-cell table:style-name="ce1" office:value-type="string">
            <text:p>wǒbìxūzǒule</text:p>
          </table:table-cell>
        </table:table-row>
        <table:table-row table:style-name="ro2">
          <table:table-cell table:formula="oooc:==CONCATENATE(&quot;AA&quot;;CELL(&quot;row&quot;))" office:value-type="string" office:string-value="AA13">
            <text:p>AA13</text:p>
          </table:table-cell>
          <table:table-cell office:value-type="string">
            <text:p>Where are you going</text:p>
          </table:table-cell>
          <table:table-cell table:style-name="ce1" office:value-type="string">
            <text:p>你去哪儿</text:p>
          </table:table-cell>
          <table:table-cell table:style-name="ce1" office:value-type="string">
            <text:p>nǐ qù nǎr</text:p>
          </table:table-cell>
        </table:table-row>
        <table:table-row table:style-name="ro2">
          <table:table-cell table:formula="oooc:==CONCATENATE(&quot;AA&quot;;CELL(&quot;row&quot;))" office:value-type="string" office:string-value="AA14">
            <text:p>AA14</text:p>
          </table:table-cell>
          <table:table-cell office:value-type="string">
            <text:p>I'm going home</text:p>
          </table:table-cell>
          <table:table-cell table:style-name="ce1" office:value-type="string">
            <text:p>我回家</text:p>
          </table:table-cell>
          <table:table-cell table:style-name="ce1" office:value-type="string">
            <text:p>Wǒ huí jiā</text:p>
          </table:table-cell>
        </table:table-row>
        <table:table-row table:style-name="ro2">
          <table:table-cell table:formula="oooc:==CONCATENATE(&quot;AA&quot;;CELL(&quot;row&quot;))" office:value-type="string" office:string-value="AA15">
            <text:p>AA15</text:p>
          </table:table-cell>
          <table:table-cell office:value-type="string">
            <text:p>What's your name</text:p>
          </table:table-cell>
          <table:table-cell table:style-name="ce1" office:value-type="string">
            <text:p>你叫什么名字</text:p>
          </table:table-cell>
          <table:table-cell table:style-name="ce1" office:value-type="string">
            <text:p>Nǐ jiào shénme míngzi</text:p>
          </table:table-cell>
        </table:table-row>
        <table:table-row table:style-name="ro2">
          <table:table-cell table:formula="oooc:==CONCATENATE(&quot;AA&quot;;CELL(&quot;row&quot;))" office:value-type="string" office:string-value="AA16">
            <text:p>AA16</text:p>
          </table:table-cell>
          <table:table-cell table:style-name="ce1" office:value-type="string">
            <text:p>My name is</text:p>
          </table:table-cell>
          <table:table-cell table:style-name="ce1" office:value-type="string">
            <text:p>我叫</text:p>
          </table:table-cell>
          <table:table-cell table:style-name="ce1" office:value-type="string">
            <text:p>Wǒ jiào</text:p>
          </table:table-cell>
        </table:table-row>
        <table:table-row table:style-name="ro2">
          <table:table-cell table:formula="oooc:==CONCATENATE(&quot;AA&quot;;CELL(&quot;row&quot;))" office:value-type="string" office:string-value="AA17">
            <text:p>AA17</text:p>
          </table:table-cell>
          <table:table-cell office:value-type="string">
            <text:p>Thank you</text:p>
          </table:table-cell>
          <table:table-cell table:style-name="ce1" office:value-type="string">
            <text:p>谢谢</text:p>
          </table:table-cell>
          <table:table-cell table:style-name="ce1" office:value-type="string">
            <text:p>xièxiè</text:p>
          </table:table-cell>
        </table:table-row>
        <table:table-row table:style-name="ro2">
          <table:table-cell table:formula="oooc:==CONCATENATE(&quot;AA&quot;;CELL(&quot;row&quot;))" office:value-type="string" office:string-value="AA18">
            <text:p>AA18</text:p>
          </table:table-cell>
          <table:table-cell office:value-type="string">
            <text:p>What's your surname</text:p>
          </table:table-cell>
          <table:table-cell table:style-name="ce1" office:value-type="string">
            <text:p>您贵姓</text:p>
          </table:table-cell>
          <table:table-cell table:style-name="ce1" office:value-type="string">
            <text:p>nín guì xìng</text:p>
          </table:table-cell>
        </table:table-row>
        <table:table-row table:style-name="ro2">
          <table:table-cell table:formula="oooc:==CONCATENATE(&quot;AA&quot;;CELL(&quot;row&quot;))" office:value-type="string" office:string-value="AA19">
            <text:p>AA19</text:p>
          </table:table-cell>
          <table:table-cell office:value-type="string">
            <text:p>Where do you live</text:p>
          </table:table-cell>
          <table:table-cell table:style-name="ce1" office:value-type="string">
            <text:p>你住哪儿</text:p>
          </table:table-cell>
          <table:table-cell table:style-name="ce1" office:value-type="string">
            <text:p>Nǐzhùnǎr</text:p>
          </table:table-cell>
        </table:table-row>
        <table:table-row table:style-name="ro2">
          <table:table-cell table:formula="oooc:==CONCATENATE(&quot;AA&quot;;CELL(&quot;row&quot;))" office:value-type="string" office:string-value="AA20">
            <text:p>AA20</text:p>
          </table:table-cell>
          <table:table-cell office:value-type="string">
            <text:p>I live in</text:p>
          </table:table-cell>
          <table:table-cell table:style-name="ce1" office:value-type="string">
            <text:p>我住在</text:p>
          </table:table-cell>
          <table:table-cell table:style-name="ce1" office:value-type="string">
            <text:p>Wǒ zhù zài</text:p>
          </table:table-cell>
        </table:table-row>
        <table:table-row table:style-name="ro2">
          <table:table-cell table:formula="oooc:==CONCATENATE(&quot;AA&quot;;CELL(&quot;row&quot;))" office:value-type="string" office:string-value="AA21">
            <text:p>AA21</text:p>
          </table:table-cell>
          <table:table-cell table:style-name="ce2" office:value-type="string">
            <text:p>What's you phone number?</text:p>
          </table:table-cell>
          <table:table-cell table:style-name="ce1" office:value-type="string">
            <text:p>你的电话是多少</text:p>
          </table:table-cell>
          <table:table-cell table:style-name="ce1" office:value-type="string">
            <text:p>Nǐde diànhuà shì duōshao</text:p>
          </table:table-cell>
        </table:table-row>
        <table:table-row table:style-name="ro1">
          <table:table-cell table:formula="oooc:==CONCATENATE(&quot;AA&quot;;CELL(&quot;row&quot;))" office:value-type="string" office:string-value="AA22">
            <text:p>AA22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23">
            <text:p>AA23</text:p>
          </table:table-cell>
          <table:table-cell/>
          <table:table-cell table:style-name="ce2"/>
          <table:table-cell/>
        </table:table-row>
        <table:table-row table:style-name="ro1">
          <table:table-cell table:formula="oooc:==CONCATENATE(&quot;AA&quot;;CELL(&quot;row&quot;))" office:value-type="string" office:string-value="AA24">
            <text:p>AA24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25">
            <text:p>AA25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26">
            <text:p>AA26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27">
            <text:p>AA27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28">
            <text:p>AA28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29">
            <text:p>AA29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30">
            <text:p>AA30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31">
            <text:p>AA31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32">
            <text:p>AA32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33">
            <text:p>AA33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34">
            <text:p>AA34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35">
            <text:p>AA35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36">
            <text:p>AA36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37">
            <text:p>AA37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38">
            <text:p>AA38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39">
            <text:p>AA39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40">
            <text:p>AA40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41">
            <text:p>AA41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42">
            <text:p>AA42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43">
            <text:p>AA43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44">
            <text:p>AA44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45">
            <text:p>AA45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46">
            <text:p>AA46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47">
            <text:p>AA47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48">
            <text:p>AA48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49">
            <text:p>AA49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50">
            <text:p>AA50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51">
            <text:p>AA51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52">
            <text:p>AA52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53">
            <text:p>AA53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54">
            <text:p>AA54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55">
            <text:p>AA55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56">
            <text:p>AA56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57">
            <text:p>AA57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58">
            <text:p>AA58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59">
            <text:p>AA59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60">
            <text:p>AA60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61">
            <text:p>AA61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62">
            <text:p>AA62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63">
            <text:p>AA63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64">
            <text:p>AA64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65">
            <text:p>AA65</text:p>
          </table:table-cell>
          <table:table-cell table:number-columns-repeated="3"/>
        </table:table-row>
        <table:table-row table:style-name="ro1">
          <table:table-cell table:formula="oooc:==CONCATENATE(&quot;AA&quot;;CELL(&quot;row&quot;))" office:value-type="string" office:string-value="AA66">
            <text:p>AA66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4">10/14/2007</text:date>, <text:time>06:1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Janne Tuukkanen</meta:initial-creator>
    <meta:creation-date>2007-10-14T05:32:41</meta:creation-date>
    <dc:creator>Janne Tuukkanen</dc:creator>
    <dc:date>2007-10-14T06:15:37</dc:date>
    <dc:language>en-US</dc:language>
    <meta:editing-cycles>4</meta:editing-cycles>
    <meta:editing-duration>PT43M8S</meta:editing-duration>
    <meta:user-defined meta:name="Info 1"/>
    <meta:user-defined meta:name="Info 2"/>
    <meta:user-defined meta:name="Info 3"/>
    <meta:user-defined meta:name="Info 4"/>
    <meta:document-statistic meta:table-count="3" meta:cell-count="129"/>
  </office:meta>
</office:document-meta>
</file>